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 table:number-columns-repeated="3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LW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5" office:value-type="string" calcext:value-type="string">
            <text:p>LW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string" calcext:value-type="string">
            <text:p>NOP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5" office:value-type="string" calcext:value-type="string">
            <text:p>NOP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string" calcext:value-type="string">
            <text:p>NOP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5" office:value-type="string" calcext:value-type="string">
            <text:p>ADD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5" office:value-type="string" calcext:value-type="string">
            <text:p>LW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5" office:value-type="string" calcext:value-type="string">
            <text:p>NOP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5" office:value-type="string" calcext:value-type="string">
            <text:p>NOP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5" office:value-type="string" calcext:value-type="string">
            <text:p>NOP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table:number-columns-repeated="5" office:value-type="string" calcext:value-type="string">
            <text:p>SUB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table:number-columns-repeated="5" office:value-type="string" calcext:value-type="string">
            <text:p>NOP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table:number-columns-repeated="5" office:value-type="string" calcext:value-type="string">
            <text:p>NOP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  <table:table-cell table:number-columns-repeated="5" office:value-type="string" calcext:value-type="string">
            <text:p>NOP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  <table:table-cell table:number-columns-repeated="5" office:value-type="string" calcext:value-type="string">
            <text:p>ADD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/>
          <table:table-cell table:number-columns-repeated="5" office:value-type="string" calcext:value-type="string">
            <text:p>NOP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  <table:table-cell table:number-columns-repeated="5" office:value-type="string" calcext:value-type="string">
            <text:p>NOP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7"/>
          <table:table-cell table:number-columns-repeated="5" office:value-type="string" calcext:value-type="string">
            <text:p>NOP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"/>
          <table:table-cell table:number-columns-repeated="5" office:value-type="string" calcext:value-type="string">
            <text:p>SW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/>
          <table:table-cell table:number-columns-repeated="5" office:value-type="string" calcext:value-type="string">
            <text:p>LW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  <table:table-cell table:number-columns-repeated="5" office:value-type="string" calcext:value-type="string">
            <text:p>SLT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1"/>
          <table:table-cell table:number-columns-repeated="5" office:value-type="string" calcext:value-type="string">
            <text:p>SLT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  <table:table-cell table:number-columns-repeated="5" office:value-type="string" calcext:value-type="string">
            <text:p>AND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3"/>
          <table:table-cell table:number-columns-repeated="5" office:value-type="string" calcext:value-type="string">
            <text:p>O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che002 </meta:initial-creator>
    <meta:creation-date>2016-02-06T00:09:41.109937333</meta:creation-date>
    <dc:date>2016-02-06T01:56:22.119127434</dc:date>
    <dc:creator>poche002 </dc:creator>
    <meta:editing-duration>PT1H31M30S</meta:editing-duration>
    <meta:editing-cycles>2</meta:editing-cycles>
    <meta:generator>LibreOffice/4.2.8.2$Linux_X86_64 LibreOffice_project/420m0$Build-2</meta:generator>
    <meta:document-statistic meta:table-count="1" meta:cell-count="172" meta:object-count="0"/>
  </office:meta>
</office:document-meta>
</file>